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PM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fo:padding="0.71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Bat1" table:style-name="ta1"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3" table:default-cell-style-name="ce3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/>
          <table:table-cell table:style-name="ce1" table:number-columns-repeated="3"/>
          <table:table-cell/>
          <table:table-cell table:style-name="ce3"/>
          <table:table-cell table:number-columns-repeated="2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10000010" calcext:value-type="string">
            <text:p>10000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2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10101010" calcext:value-type="string">
            <text:p>10101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number-columns-repeated="5"/>
          <table:table-cell table:style-name="ce3"/>
          <table:table-cell table:number-columns-repeated="2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0111010" calcext:value-type="string">
            <text:p>10111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1111100" calcext:value-type="string">
            <text:p>0111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4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010000" calcext:value-type="string">
            <text:p>00010000</text:p>
          </table:table-cell>
        </table:table-row>
      </table:table>
      <table:table table:name="Bat2" table:style-name="ta1"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3" table:default-cell-style-name="ce3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 table:number-columns-repeated="4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5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101000" calcext:value-type="string">
            <text:p>0010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1111100" calcext:value-type="string">
            <text:p>0111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number-columns-repeated="5"/>
          <table:table-cell table:style-name="ce3"/>
          <table:table-cell table:number-columns-repeated="2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10111010" calcext:value-type="string">
            <text:p>101110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 table:number-columns-repeated="5"/>
          <table:table-cell table:style-name="ce3"/>
          <table:table-cell table:number-columns-repeated="2"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10111010" calcext:value-type="string">
            <text:p>10111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/>
          <table:table-cell table:number-columns-repeated="5"/>
          <table:table-cell table:style-name="ce3"/>
          <table:table-cell table:number-columns-repeated="2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10111010" calcext:value-type="string">
            <text:p>10111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4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010000" calcext:value-type="string">
            <text:p>000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-00-0000</text:date>, <text:time style:data-style-name="N2" text:time-value="10:00:54.931069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9:09:17.886474231</meta:creation-date>
    <dc:date>2019-05-18T10:04:40.067871297</dc:date>
    <meta:editing-duration>PT21M53S</meta:editing-duration>
    <meta:editing-cycles>3</meta:editing-cycles>
    <meta:generator>LibreOffice/5.2.7.2$Linux_X86_64 LibreOffice_project/20m0$Build-2</meta:generator>
    <meta:document-statistic meta:table-count="2" meta:cell-count="50" meta:object-count="0"/>
  </office:meta>
</office:document-meta>
</file>

<file path=Basic/Standard/PM.xml><?xml version="1.0" encoding="utf-8"?>
<!DOCTYPE module  PUBLIC '-//OpenOffice.org//DTD OfficeDocument 1.0//EN'  'module.dtd'>
<script:module xmlns:script="http://openoffice.org/2000/script" script:name="PM" script:language="StarBasic">Function getCellBackColorRGB( strCellAddress$ ) As Long
    Dim oSheet As Object : oSheet = ThisComponent.CurrentController.ActiveSheet
    Dim oCell  As Object : oCell  = oSheet.getCellRangeByName( strCellAddress )
    getCellBackColorRGB  = oCell.CellBackColor
End Function

Function getCellBackColorHEX( strCellAddress$ ) As String
    Dim oSheet As Object : oSheet = ThisComponent.CurrentController.ActiveSheet
    Dim oCell  As Object : oCell  = oSheet.getCellRangeByName( strCellAddress )
    getCellBackColorHEX  = RGBtoHEX( oCell.CellBackColor )
End Function
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Function GetPM( cel$ , pm%) As String
	dim color
	color =  getCellBackColorHEX( cel )
'	msgbox color 
	if pm = 2 and (color = "FF0000" or color = "FFCC99") then 
	   color = "1"
    elseif pm = 3 and (color = "FFFF00" or color = "FFCC99") then 
       color = "1" 
	else 
	   color = "0"
	end if 
	GetPM = color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